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4071in"/>
    </style:style>
    <style:style style:name="co7" style:family="table-column">
      <style:table-column-properties fo:break-before="auto" style:column-width="8.3181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-asian="Droid Sans Fallback" style:font-name-complex="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 office:value-type="string" calcext:value-type="string">
            <text:p>abastecerse con ? Qokuy -wan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 office:value-type="string" calcext:value-type="string">
            <text:p>achkha k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 office:value-type="string" calcext:value-type="string">
            <text:p>balaya? Bali, vale? Bala? otro significado: importunar a alguien (bedrängen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 office:value-type="string" calcext:value-type="string">
            <text:p>adjudicarse (aneignen)? Hap'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 office:value-type="string" calcext:value-type="string">
            <text:p>Kachi- → kamachi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 office:value-type="string" calcext:value-type="string">
            <text:p>chaniylliy? (dicc boliviano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 office:value-type="string" calcext:value-type="string">
            <text:p>+ k'umu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 office:value-type="string" calcext:value-type="string">
            <text:p>waturqu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 office:value-type="string" calcext:value-type="string">
            <text:p>viento/ira/lluvia → than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 office:value-type="string" calcext:value-type="string">
            <text:p>quchka? Progresivo?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 office:value-type="string" calcext:value-type="string">
            <text:p>apagar la luz, wañuchi?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office:value-type="string" calcext:value-type="string">
            <text:p>Lo mismo como hap'ipaku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 office:value-type="string" calcext:value-type="string">
            <text:p>wisq'a, que sentido de apuntar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 office:value-type="string" calcext:value-type="string">
            <text:p>tambien en sentido figurativo? p.e. arruinarse economicament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 office:value-type="string" calcext:value-type="string">
            <text:p>verbo tuypa → no encontrado en ningun diccionario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office:value-type="string" calcext:value-type="string">
            <text:p>Asegurar → hablando? Le aseguró que iba a venir pronto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 office:value-type="string" calcext:value-type="string">
            <text:p><text:s/>asestar un arma/puñetazo/mirada, t'uqs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 office:value-type="string" calcext:value-type="string">
            <text:p>transitivo, richk'akachiy? Hukllachay? 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 office:value-type="string" calcext:value-type="string">
            <text:p>asumir, suponer-&gt; hamurp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 office:value-type="string" calcext:value-type="string">
            <text:p>tambien atender clase/una cita, uyariy?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 office:value-type="string" calcext:value-type="string">
            <text:p>atraerse mutuamente, qatichinaku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 office:value-type="string" calcext:value-type="string">
            <text:p>Basta con +inf/noun? Basta con ..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 office:value-type="string" calcext:value-type="string">
            <text:p>batallar por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office:value-type="string" calcext:value-type="string">
            <text:p>beneficiars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 office:value-type="string" calcext:value-type="string">
            <text:p>Pasgapu → paskapu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 office:value-type="string" calcext:value-type="string">
            <text:p>imas hina?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 office:value-type="string" calcext:value-type="string">
            <text:p>citar a alguien (repetir lo que ha dicho/escrito)?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 office:value-type="string" calcext:value-type="string">
            <text:p>sentido informatico, compilar codigo (hacerlo ejecutable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 office:value-type="string" calcext:value-type="string">
            <text:p>comprender en el sentido de contener/abarcar? 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 office:value-type="string" calcext:value-type="string">
            <text:p>transitivo (remorderle a alguien), llakichiy, huchalli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 office:value-type="string" calcext:value-type="string">
            <text:p>concernir en sentido de afectar → chay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 office:value-type="string" calcext:value-type="string">
            <text:p>concienciarse de algo? Yachachiku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 office:value-type="string" calcext:value-type="string">
            <text:p>concluir en sentido de deducir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 office:value-type="string" calcext:value-type="string">
            <text:p>hacer concreto? En sentido de limitar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 office:value-type="string" calcext:value-type="string">
            <text:p>sentido de implicar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 office:value-type="string" calcext:value-type="string">
            <text:p>considerar: juzgar/estimar? Tratar con respet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 office:value-type="string" calcext:value-type="string">
            <text:p>wiikacha-? Que es wii-? Willakach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 office:value-type="string" calcext:value-type="string">
            <text:p>consistir en/de (componerse)? -manta k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 office:value-type="string" calcext:value-type="string">
            <text:p>contenerse? Hark'aku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 office:value-type="string" calcext:value-type="string">
            <text:p>contentarse con algo? En sentido figurativo, saksachikuy? Saksay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 office:value-type="string" calcext:value-type="string">
            <text:p>que es -ha en kutihay? Contraponerse (oponer)? 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 office:value-type="string" calcext:value-type="string">
            <text:p>tambien posible kuskanchay? Cual seria la diferenci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office:value-type="string" calcext:value-type="string">
            <text:p>derivar de? -mant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number-columns-repeated="2"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la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office:value-type="string" calcext:value-type="string">
            <text:p>ignorar en sentido de 'no prestar atención'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office:value-type="string" calcext:value-type="string">
            <text:p>ilustrar un libro (insertar imágenes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office:value-type="string" calcext:value-type="string">
            <text:p>implantar en sentido médico, churay? Implantar costumbre, instituciones, doctrinas etc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office:value-type="string" calcext:value-type="string">
            <text:p>que es ququy? Importar en sentido de ser importante, e importar en sentido de importar producto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office:value-type="string" calcext:value-type="string">
            <text:p>imprimir un libr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office:value-type="string" calcext:value-type="string">
            <text:p>AMLQ: llanllachiy: refrescar, reverdecer? Inmutar en sentido, alterar, variar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s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office:value-type="string" calcext:value-type="string">
            <text:p>que es ñawa? Ñawra?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office:value-type="string" calcext:value-type="string">
            <text:p>insinuarse (engatus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office:value-type="string" calcext:value-type="string">
            <text:p>interesarse por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office:value-type="string" calcext:value-type="string">
            <text:p>chakimpay, es un verbo? O uma chakimpa churay? Invertir capital en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office:value-type="string" calcext:value-type="string">
            <text:p>Conferir una dignidad o cargo important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office:value-type="string" calcext:value-type="string">
            <text:p>invitar a casa? Invitar a comer/cine.. (pagar por el otro)? Invitar a hacer algo (rogar,instar, mañakuy?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office:value-type="string" calcext:value-type="string">
            <text:p>invocar una ley/un derecho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office:value-type="string" calcext:value-type="string">
            <text:p>sam&lt;apuy = samapu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office:value-type="string" calcext:value-type="string">
            <text:p>luchar por algo?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office:value-type="string" calcext:value-type="string">
            <text:p>manipular a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office:value-type="string" calcext:value-type="string">
            <text:p>mantenerse +adj, → -raya? (p.e. mantenerse joven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m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q k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 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q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office:value-type="string" calcext:value-type="string">
            <text:p>chh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q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office:value-type="string" calcext:value-type="string">
            <text:p>tayay? Haykuy, qué sentido de ocupar? Ocupar un asient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office:value-type="string" calcext:value-type="string">
            <text:p>hark'ay, ñiqay (ñiqay → dicc boliv. + apurimac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u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office:value-type="string" calcext:value-type="string">
            <text:p>ofuscar la raz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office:value-type="string" calcext:value-type="string">
            <text:p>(parecer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office:value-type="string" calcext:value-type="string">
            <text:p>utirayachiy/utirayay (-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office:value-type="string" calcext:value-type="string">
            <text:p>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office:value-type="string" calcext:value-type="string">
            <text:p>-naku -&gt; rzpr, pelear por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'i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unayyachi</text:p>
          </table:table-cell>
          <table:table-cell table:style-name="ce1" table:number-columns-repeated="3"/>
          <table:table-cell office:value-type="string" calcext:value-type="string">
            <text:p>kinranpay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u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office:value-type="string" calcext:value-type="string">
            <text:p>ka-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office:value-type="string" calcext:value-type="string">
            <text:p>pillar enfermedad (contraer), se dice así en Perú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office:value-type="string" calcext:value-type="string">
            <text:p>misikuy-&gt; mus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office:value-type="string" calcext:value-type="string">
            <text:p>riqs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office:value-type="string" calcext:value-type="string">
            <text:p>prevenir en sentido de evit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office:value-type="string" calcext:value-type="string">
            <text:p>(proceder de un lugar/familia (lluqsi(mu)y, paqarimuy, qallarimuy)? Proceder (ley), iniciar proceso, mit'aysanay (AMLQ)?)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q ka</text:p>
          </table:table-cell>
          <table:table-cell table:style-name="ce1" table:number-columns-repeated="3"/>
          <table:table-cell office:value-type="string" calcext:value-type="string">
            <text:p>Declarar y tratar a alguien como presunto reo de delito → huchallikuq kay? Procesar algo (z.B. madera)? Procesar informaci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'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romoverse → hacer doctorad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office:value-type="string" calcext:value-type="string">
            <text:p>de aka – cac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office:value-type="string" calcext:value-type="string">
            <text:p>Realizar → en sentido de 'darse cuenta'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i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office:value-type="string" calcext:value-type="string">
            <text:p>rebasar en sentido de sobrepasar? RAE: 1. <text:s/>Pasar o exceder de cierto límite. 2. tr. En una marcha, progresión, etc., dejar atrás, adelantar.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office:value-type="string" calcext:value-type="string">
            <text:p>recoger a alguien (ir a buscar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office:value-type="string" calcext:value-type="string">
            <text:p>en sentido de repasar (reconocer muy por encima un escrito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office:value-type="string" calcext:value-type="string">
            <text:p>rirpuy? Reflejar un espejo, no es lirpuy/rir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office:value-type="string" calcext:value-type="string">
            <text:p>Qiqasqata → qillqasqat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office:value-type="string" calcext:value-type="string">
            <text:p>registrar (ver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office:value-type="string" calcext:value-type="string">
            <text:p>chapachinachikapuy, apakuy, kutichikuy (dicc. Poligloto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office:value-type="string" calcext:value-type="string">
            <text:p>mit'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office:value-type="string" calcext:value-type="string">
            <text:p>RAE: 2. tr. Perdonar, alzar la pena, eximir o liberar de una obligación. 3. tr. Dejar, diferir o suspender. ?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 table:style-name="ce11" office:value-type="string" calcext:value-type="string">
            <text:p><text:span text:style-name="T3">sillta allicha, wayranta wicha</text:span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'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office:value-type="string" calcext:value-type="string">
            <text:p>? cambiar la dirección de algo (p.e. tráfico, política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ukmanta ñi</text:p>
          </table:table-cell>
          <table:table-cell table:style-name="ce1" table:number-columns-repeated="5"/>
          <table:table-cell office:value-type="string" calcext:value-type="string">
            <text:p>hukmanta sayway (plantear = trazar terreno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office:value-type="string" calcext:value-type="string">
            <text:p>?kutipayay? <text:s/>RAE: 1. Instar o argüir contra la respuesta o argumento. 2. intr. Responder oponiéndose a lo que se dice o manda. 4. tr. ant. Repetir lo que se ha dicho.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nt'an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office:value-type="string" calcext:value-type="string">
            <text:p>responder de/por/co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k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office:value-type="string" calcext:value-type="string">
            <text:p>? RAE: 1. tr. Dejar sin efecto una concesión, un mandato o una resolución. 2. tr. Apartar, retraer, disuadir a alguien de un designio.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office:value-type="string" calcext:value-type="string">
            <text:p>muyuy, gir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office:value-type="string" calcext:value-type="string">
            <text:p>sull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npaq yuka</text:p>
          </table:table-cell>
          <table:table-cell table:style-name="ce1" table:number-columns-repeated="3"/>
          <table:table-cell office:value-type="string" calcext:value-type="string">
            <text:p>seducir sexualment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office:value-type="string" calcext:value-type="string">
            <text:p>servir de/par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office:value-type="string" calcext:value-type="string">
            <text:p>hacer sintesi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office:value-type="string" calcext:value-type="string">
            <text:p>phaway?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office:value-type="string" calcext:value-type="string">
            <text:p>someter oferta, idea, plan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 office:value-type="string" calcext:value-type="string">
            <text:p>sonar, suena bien la idea?</text:p>
          </table:table-cell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'i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office:value-type="string" calcext:value-type="string">
            <text:p>soportar presión (psic.), dolor, molesti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office:value-type="string" calcext:value-type="string">
            <text:p>rifar? 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office:value-type="string" calcext:value-type="string">
            <text:p>kinranpay? 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ykachi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office:value-type="string" calcext:value-type="string">
            <text:p>sostener una idea, teoría? Sostener economicament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office:value-type="string" calcext:value-type="string">
            <text:p>subrayar en sentido de decir? 'el ministro subrayó que es importante tener trabajo'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office:value-type="string" calcext:value-type="string">
            <text:p>sufrir de + enfermedad, p.e. 'sufre de gripe' - 'chhulli unqun'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'a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á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office:value-type="string" calcext:value-type="string">
            <text:p>mikhunata q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office:value-type="string" calcext:value-type="string">
            <text:p>temblar el suelo, kuy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 tocar el turno (p.e. jugando)? <text:s/>'Te toca a ti'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i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office:value-type="string" calcext:value-type="string">
            <text:p>Trastocarse (trastornarse, perturbarse), musp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office:value-type="string" calcext:value-type="string">
            <text:p>Tratarse de ..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office:value-type="string" calcext:value-type="string">
            <text:p>en sentido de 'atar', watay? 2. tr. Sujetar a alguien con los brazos o las manos como amarrándole. 3. tr. Apoderarse de alguien o de algo con dificultad ? Detener, encarcelar, wichq'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i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6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6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5:50:24.152765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281</meta:editing-cycles>
    <meta:creation-date>2013-12-10T15:10:39</meta:creation-date>
    <dc:date>2014-03-13T15:50:50.555080571</dc:date>
    <meta:editing-duration>P1DT9H28M23S</meta:editing-duration>
    <meta:generator>LibreOffice/4.1.5.3$Linux_X86_64 LibreOffice_project/410m0$Build-3</meta:generator>
    <meta:document-statistic meta:table-count="3" meta:cell-count="27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